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exams</text:h>
      <table:table table:name="exams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Rollno_fk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_cod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Marks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P_cod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xams</text:h>
      <table:table table:name="exams_structure">
        <table:table-column table:number-columns-repeated="4"/>
        <table:table-row>
          <table:table-cell office:value-type="string">
            <text:p>Rollno_fk</text:p>
          </table:table-cell>
          <table:table-cell office:value-type="string">
            <text:p>S_code</text:p>
          </table:table-cell>
          <table:table-cell office:value-type="string">
            <text:p>Marks</text:p>
          </table:table-cell>
          <table:table-cell office:value-type="string">
            <text:p>P_cod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S11</text:p>
          </table:table-cell>
          <table:table-cell office:value-type="float" office:value="50">
            <text:p>50</text:p>
          </table:table-cell>
          <table:table-cell office:value-type="string">
            <text:p>C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S12</text:p>
          </table:table-cell>
          <table:table-cell office:value-type="float" office:value="60">
            <text:p>60</text:p>
          </table:table-cell>
          <table:table-cell office:value-type="string">
            <text:p>C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EC101</text:p>
          </table:table-cell>
          <table:table-cell office:value-type="float" office:value="66">
            <text:p>66</text:p>
          </table:table-cell>
          <table:table-cell office:value-type="string">
            <text:p>EC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EC102</text:p>
          </table:table-cell>
          <table:table-cell office:value-type="float" office:value="70">
            <text:p>70</text:p>
          </table:table-cell>
          <table:table-cell office:value-type="string">
            <text:p>EC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C101</text:p>
          </table:table-cell>
          <table:table-cell office:value-type="float" office:value="45">
            <text:p>45</text:p>
          </table:table-cell>
          <table:table-cell office:value-type="string">
            <text:p>EC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C102</text:p>
          </table:table-cell>
          <table:table-cell office:value-type="float" office:value="50">
            <text:p>50</text:p>
          </table:table-cell>
          <table:table-cell office:value-type="string">
            <text:p>EC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7:18:10+01:00</meta:creation-date>
  </office:meta>
</office:document-meta>
</file>